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d9ff" draw:textarea-horizontal-align="justify" draw:textarea-vertical-align="middle" draw:auto-grow-height="false" fo:min-height="3.751cm" fo:min-width="3.501cm"/>
    </style:style>
    <style:style style:name="P1" style:family="paragraph">
      <loext:graphic-properties draw:fill-color="#80d9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8.001cm" svg:x="2.524cm" svg:y="5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8.001cm" svg:height="8.001cm" svg:x="2.524cm" svg:y="13.8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8.001cm" svg:height="8.001cm" svg:x="10.652cm" svg:y="13.8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8.001cm" svg:height="8.001cm" svg:x="10.652cm" svg:y="5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4:49:08.962000000</meta:creation-date>
    <dc:date>2016-11-06T15:18:48.068000000</dc:date>
    <meta:editing-duration>PT19M29S</meta:editing-duration>
    <meta:editing-cycles>1</meta:editing-cycles>
    <meta:document-statistic meta:object-count="4"/>
    <meta:generator>LibreOffice/5.1.4.2$Windows_x86 LibreOffice_project/f99d75f39f1c57ebdd7ffc5f42867c12031db97a</meta:generator>
  </office:meta>
</office:document-meta>
</file>